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512" officeooo:paragraph-rsid="001f1512"/>
    </style:style>
    <style:style style:name="P2" style:family="paragraph" style:parent-style-name="Standard">
      <style:text-properties fo:font-weight="bold" officeooo:rsid="001f1512" officeooo:paragraph-rsid="001f1512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1f1512" officeooo:paragraph-rsid="001f1512"/>
    </style:style>
    <style:style style:name="P4" style:family="paragraph" style:parent-style-name="Standard">
      <style:text-properties officeooo:rsid="001f1512" officeooo:paragraph-rsid="0022caac"/>
    </style:style>
    <style:style style:name="P5" style:family="paragraph" style:parent-style-name="Standard">
      <style:paragraph-properties fo:break-before="page"/>
      <style:text-properties officeooo:paragraph-rsid="001f1512"/>
    </style:style>
    <style:style style:name="P6" style:family="paragraph" style:parent-style-name="Standard">
      <style:paragraph-properties fo:break-before="page"/>
      <style:text-properties fo:font-weight="bold" officeooo:rsid="001f1512" officeooo:paragraph-rsid="0022caac" style:font-weight-asian="bold" style:font-weight-complex="bold"/>
    </style:style>
    <style:style style:name="P7" style:family="paragraph" style:parent-style-name="Standard">
      <style:text-properties fo:font-weight="bold" officeooo:rsid="001f1512" officeooo:paragraph-rsid="0022caac" style:font-weight-asian="bold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punctuation-wrap="simpl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cff66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align="center" fo:text-indent="0in" style:punctuation-wrap="simpl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ccff66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1b1bff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ffcc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00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c99ff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c99ff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99ff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99ff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ccff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c000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c000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0066"/>
      <style:paragraph-properties fo:margin-left="0in" fo:margin-right="0in" fo:margin-top="0in" fo:margin-bottom="0in" fo:line-height="100%" fo:text-align="start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0066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99" loext:opacity="100%" style:text-outline="false" style:text-line-through-style="none" style:text-line-through-type="none" style:text-position="0% 100%" style:font-name="Comic Sans MS" fo:font-size="18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omic Sans MS" fo:font-size="6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6pt" style:font-style-asian="normal" style:font-weight-asian="bold" style:font-name-complex="Lucida Sans1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omic Sans MS" fo:font-size="24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24pt" style:font-style-asian="normal" style:font-weight-asian="bold" style:font-name-complex="Lucida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2ff" loext:opacity="100%" loext:color-lum-mod="40%" loext:color-lum-off="60%" style:text-outline="false" style:text-line-through-style="none" style:text-line-through-type="none" style:text-position="0% 100%" style:font-name="Comic Sans MS" fo:font-size="18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a3ff" loext:opacity="100%" loext:color-lum-mod="60%" loext:color-lum-off="40%" style:text-outline="false" style:text-line-through-style="none" style:text-line-through-type="none" style:text-position="0% 100%" style:font-name="Comic Sans MS" fo:font-size="24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24pt" style:font-style-asian="normal" style:font-weight-asian="bold" style:font-name-complex="Lucida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bf0000" loext:opacity="100%" loext:theme-color="accent2" loext:color-lum-mod="75%" style:text-outline="false" style:text-line-through-style="none" style:text-line-through-type="none" style:text-position="0% 100%" style:font-name="Comic Sans MS" fo:font-size="18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mic Sans MS" fo:font-size="18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ourier New" fo:font-size="6.69999980926514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6.69999980926514pt" style:font-style-asian="normal" style:font-weight-asian="bold" style:font-name-complex="Lucida Sans1" style:font-size-complex="6.699999809265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omic Sans MS" fo:font-size="6.69999980926514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6.69999980926514pt" style:font-style-asian="normal" style:font-weight-asian="bold" style:font-name-complex="Lucida Sans1" style:font-size-complex="6.699999809265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24pt" style:font-style-asian="normal" style:font-weight-asian="bold" style:font-name-complex="Lucida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ourier New" fo:font-size="6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6pt" style:font-style-asian="normal" style:font-weight-asian="bold" style:font-name-complex="Lucida Sans1" style:font-size-complex="6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ccff66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ccff66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1b1bff" loext:fill-theme-color="accent4" loext:fill-color-lum-mod="60%" loext:fill-color-lum-off="40%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00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cc99ff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99ff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ccff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c000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0066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S Dept: Stellar Faculty / ITH</text:p>
      <text:p text:style-name="P4">==================================</text:p>
      <text:p text:style-name="P4">Rachit Agarwal</text:p>
      <text:p text:style-name="P4">Lorenzo Alvisi</text:p>
      <text:p text:style-name="P4">Kavita Bala, CIS Dean</text:p>
      <text:p text:style-name="P4">Tapo Bhattacharjee</text:p>
      <text:p text:style-name="P4">David Bindel</text:p>
      <text:p text:style-name="P4">Ken Birman</text:p>
      <text:p text:style-name="P4">Claire Cardie</text:p>
      <text:p text:style-name="P4">Eshan Chattopadhyay</text:p>
      <text:p text:style-name="P4">Sanjiban Choudhury</text:p>
      <text:p text:style-name="P4">Robert Constable (E)</text:p>
      <text:p text:style-name="P4">Anil Damle</text:p>
      <text:p text:style-name="P4">Abe Davis</text:p>
      <text:p text:style-name="P4">Chris De Sa</text:p>
      <text:p text:style-name="P4">Sarah Dean</text:p>
      <text:p text:style-name="P4">Kevin Ellis</text:p>
      <text:p text:style-name="P4">Nate Foster</text:p>
      <text:p text:style-name="P4"/>
      <text:p text:style-name="P4">Carla Gomes</text:p>
      <text:p text:style-name="P4">Don Greenberg, PCG</text:p>
      <text:p text:style-name="P4">David Gries (E)</text:p>
      <text:p text:style-name="P4">Guilia Guidi</text:p>
      <text:p text:style-name="P4">Joe Halpern</text:p>
      <text:p text:style-name="P4">Bharath Hariharan</text:p>
      <text:p text:style-name="P4">Haym Hirsh</text:p>
      <text:p text:style-name="P4">John Hopcroft (E)</text:p>
      <text:p text:style-name="P4">Justin Hsu</text:p>
      <text:p text:style-name="P4">Thorsten Joachims</text:p>
      <text:p text:style-name="P4">Jon Kleinberg</text:p>
      <text:p text:style-name="P4">Robert Kleinberg</text:p>
      <text:p text:style-name="P4">Dexter Kozen</text:p>
      <text:p text:style-name="P4">Lillian Lee</text:p>
      <text:p text:style-name="P4">Owolabi Legunsen</text:p>
      <text:p text:style-name="P4">Steve Marschner</text:p>
      <text:p text:style-name="P4"/>
      <text:p text:style-name="P4">Andrew Myers</text:p>
      <text:p text:style-name="P4">Martha Pollack, President</text:p>
      <text:p text:style-name="P4">Adrian Sampson</text:p>
      <text:p text:style-name="P4">Fred Schneider</text:p>
      <text:p text:style-name="P4">Bart Selman</text:p>
      <text:p text:style-name="P4">Alexandra Silva</text:p>
      <text:p text:style-name="P4">Rachee Singh</text:p>
      <text:p text:style-name="P4">Karthik Sridharan</text:p>
      <text:p text:style-name="P4">Noah Stephens-Davidowitz</text:p>
      <text:p text:style-name="P4">Wen Sun</text:p>
      <text:p text:style-name="P4">Eva Tardos</text:p>
      <text:p text:style-name="P4">Immanuel Trummer</text:p>
      <text:p text:style-name="P4">Charles Van Loan (E)</text:p>
      <text:p text:style-name="P4"><text:soft-page-break/>Robbert van Renesse</text:p>
      <text:p text:style-name="P4">Hakim Weatherspoon</text:p>
      <text:p text:style-name="P4">Killian Weinberger</text:p>
      <text:p text:style-name="P4"/>
      <text:p text:style-name="P7">CS Dept: Stellar Faculty / NYC</text:p>
      <text:p text:style-name="P4">==================================</text:p>
      <text:p text:style-name="P4">Yoav Artzi</text:p>
      <text:p text:style-name="P4">Deborah Estrin</text:p>
      <text:p text:style-name="P4">Ari Juels</text:p>
      <text:p text:style-name="P4">Volodymyr Kuleshov</text:p>
      <text:p text:style-name="P4">Greg Morrisett, CT Dean</text:p>
      <text:p text:style-name="P4">Emma Pierson</text:p>
      <text:p text:style-name="P4">Tom Ristenpart</text:p>
      <text:p text:style-name="P4">Sasha Rush</text:p>
      <text:p text:style-name="P4">Vitaly Shmatikov</text:p>
      <text:p text:style-name="P4">Noah Snavely</text:p>
      <text:p text:style-name="P4">Ramin Zabih</text:p>
      <text:p text:style-name="P4"/>
      <text:p text:style-name="P7">Others in CS Graduate Field</text:p>
      <text:p text:style-name="P4">==================================</text:p>
      <text:p text:style-name="P4">Mohamed Abdelfattah, ECE CT</text:p>
      <text:p text:style-name="P4">Jayadev Acharya, ECE</text:p>
      <text:p text:style-name="P4">David Albonesi, ECE</text:p>
      <text:p text:style-name="P4">Shiri Azenkot, IS CT</text:p>
      <text:p text:style-name="P4">Siddhartha Banerjee, ORIE</text:p>
      <text:p text:style-name="P4">Christopher Batten, ECE</text:p>
      <text:p text:style-name="P4">Florentina Bunea, SDS</text:p>
      <text:p text:style-name="P4">Mark Campbell, MAE</text:p>
      <text:p text:style-name="P4">Tanzeem Choudhury, IS CT</text:p>
      <text:p text:style-name="P4">Cristian Danescu </text:p>
      <text:p text:style-name="P4">Niculescu-Mizil, IS</text:p>
      <text:p text:style-name="P4">Nicola Dell, IS CT</text:p>
      <text:p text:style-name="P4">Shimon Edelman, Psych</text:p>
      <text:p text:style-name="P4">Ahmed El Alaoui, SDS</text:p>
      <text:p text:style-name="P4">Silvia Ferrari, MAE</text:p>
      <text:p text:style-name="P4">Nikhil Garg, ORIE CT</text:p>
      <text:p text:style-name="P4">Ziv Goldfeld, ECE</text:p>
      <text:p text:style-name="P4">Francois Guimbretiere, IS</text:p>
      <text:p text:style-name="P4">Guy Hoffman, MAE</text:p>
      <text:p text:style-name="P4"/>
      <text:p text:style-name="P4">Wendy Ju, IS CT</text:p>
      <text:p text:style-name="P4">Malte Jung, IS</text:p>
      <text:p text:style-name="P4">Nathan Kallus, ORIE CT</text:p>
      <text:p text:style-name="P4">Hadas Kress-Gazit, MAE</text:p>
      <text:p text:style-name="P4">Daniel Lee, ECE CT</text:p>
      <text:p text:style-name="P4">Jose Martinez, ECE</text:p>
      <text:p text:style-name="P4">David Matteson, SDS</text:p>
      <text:p text:style-name="P4">David Mimno, IS</text:p>
      <text:p text:style-name="P4">Mor Naaman, IS CT</text:p>
      <text:p text:style-name="P4"><text:soft-page-break/>Rajalakshmi Nandakumar, IS CT</text:p>
      <text:p text:style-name="P4">Anil Nerode, Math</text:p>
      <text:p text:style-name="P4">Tapan Parikh, IS CT</text:p>
      <text:p text:style-name="P4">Francesca Parise, ECE</text:p>
      <text:p text:style-name="P4">Kirsten Peterson, ECE</text:p>
      <text:p text:style-name="P4">Thijs Roumen, IS CT</text:p>
      <text:p text:style-name="P4">Mert Sabuncu, ECE CT</text:p>
      <text:p text:style-name="P4">Katya Scheinberg, ORIE</text:p>
      <text:p text:style-name="P4">Ziv Scully, ORIE</text:p>
      <text:p text:style-name="P4"/>
      <text:p text:style-name="P4">Phoebe Sengers, IS</text:p>
      <text:p text:style-name="P4">David Shmoys, ORIE</text:p>
      <text:p text:style-name="P4">G. Edward Suh, ECE</text:p>
      <text:p text:style-name="P4">Kevin Tang, ECE</text:p>
      <text:p text:style-name="P4">Angelique Taylor, IS CT</text:p>
      <text:p text:style-name="P4">Alex Townsend, math</text:p>
      <text:p text:style-name="P4">Maarten van Schijndel, Linguistics</text:p>
      <text:p text:style-name="P4">Aaron Wagner, ECE</text:p>
      <text:p text:style-name="P4">Fei Wang, Weill Medical</text:p>
      <text:p text:style-name="P4">Stephen Wicker, ECE</text:p>
      <text:p text:style-name="P4">Mark Wilde, ECE</text:p>
      <text:p text:style-name="P4">David Williamson, ORIE</text:p>
      <text:p text:style-name="P4">Qian Yang, IS</text:p>
      <text:p text:style-name="P4">Fengqi You, ChemE</text:p>
      <text:p text:style-name="P4">Christina Yu, ORIE</text:p>
      <text:p text:style-name="P4">Haiyuan Yu, Comp Bio</text:p>
      <text:p text:style-name="P4">Cheng <text:s/>Zhang, IS</text:p>
      <text:p text:style-name="P4">Zhiru Zhang, ECE</text:p>
      <text:p text:style-name="P3"><draw:custom-shape text:anchor-type="paragraph" draw:z-index="8" draw:name="Text Box 9" draw:style-name="gr7" draw:text-style-name="P17" svg:width="2.3398in" svg:height="1.1217in" svg:x="0.0008in" svg:y="0.0008in"><text:p text:style-name="P10"><text:span text:style-name="T8"/></text:p><text:p text:style-name="P10"><text:span text:style-name="T3">Programming </text:span></text:p><text:p text:style-name="P10"><text:span text:style-name="T3">Languages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10" draw:style-name="gr7" draw:text-style-name="P16" svg:width="1.3567in" svg:height="2.4996in" svg:x="2.6339in" svg:y="0.0165in"><text:p text:style-name="P8"><text:span text:style-name="T1">Foster</text:span></text:p><text:p text:style-name="P8"><text:span text:style-name="T1">Hsu</text:span></text:p><text:p text:style-name="P8"><text:span text:style-name="T1">Kozen</text:span></text:p><text:p text:style-name="P8"><text:span text:style-name="T1">Legunsen</text:span></text:p><text:p text:style-name="P8"><text:span text:style-name="T7">Morrisett</text:span></text:p><text:p text:style-name="P8"><text:span text:style-name="T1">Myers</text:span></text:p><text:p text:style-name="P8"><text:span text:style-name="T1">Sampson</text:span></text:p><text:p text:style-name="P8"><text:span text:style-name="T1">Silv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11" draw:style-name="gr6" draw:text-style-name="P15" svg:width="1.837in" svg:height="1.4996in" svg:x="0.0508in" svg:y="2.5583in"><text:p text:style-name="P10"><text:span text:style-name="T2"/></text:p><text:p text:style-name="P10"><text:span text:style-name="T3">Computer </text:span></text:p><text:p text:style-name="P10"><text:span text:style-name="T3">Vision &amp;</text:span></text:p><text:p text:style-name="P10"><text:span text:style-name="T3">Graphics</text:span></text:p><text:p text:style-name="P10"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2" draw:style-name="gr6" draw:text-style-name="P14" svg:width="1.4622in" svg:height="1.8996in" svg:x="2.6339in" svg:y="2.6252in"><text:p text:style-name="P8"><text:span text:style-name="T1">Bala</text:span></text:p><text:p text:style-name="P8"><text:span text:style-name="T1">Davis</text:span></text:p><text:p text:style-name="P8"><text:span text:style-name="T1">Hariharan</text:span></text:p><text:p text:style-name="P8"><text:span text:style-name="T1">Marschner</text:span></text:p><text:p text:style-name="P8"><text:span text:style-name="T6">Snavely</text:span></text:p><text:p text:style-name="P8"><text:span text:style-name="T6">Zabi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13" draw:style-name="gr5" draw:text-style-name="P13" svg:width="1.2961in" svg:height="0.6996in" svg:x="0.1083in" svg:y="4.6917in"><text:p text:style-name="P10"><text:span text:style-name="T2"/></text:p><text:p text:style-name="P10"><text:span text:style-name="T3">NLP</text:span></text:p><text:p text:style-name="P10"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4" draw:style-name="gr4" draw:text-style-name="P13" svg:width="0.9697in" svg:height="1.4996in" svg:x="2.7083in" svg:y="4.7083in"><text:p text:style-name="P10"><text:span text:style-name="T2"/></text:p><text:p text:style-name="P10"><text:span text:style-name="T6">Artzi</text:span></text:p><text:p text:style-name="P10"><text:span text:style-name="T1">Cardie</text:span></text:p><text:p text:style-name="P10"><text:span text:style-name="T1">Lee</text:span></text:p><text:p text:style-name="P10"><text:span text:style-name="T6">Rush</text:span></text:p><text:p text:style-name="P10"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15" draw:style-name="gr3" draw:text-style-name="P12" svg:width="1.9807in" svg:height="0.4996in" svg:x="0.1335in" svg:y="6.3752in"><text:p text:style-name="P8"><text:span text:style-name="T5">Robotic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6" draw:style-name="gr3" draw:text-style-name="P12" svg:width="2.5252in" svg:height="0.6996in" svg:x="2.7in" svg:y="6.35in"><text:p text:style-name="P8"><text:span text:style-name="T4">Bhattacharjee</text:span></text:p><text:p text:style-name="P8"><text:span text:style-name="T4">Choudhury, 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Text Box 17" draw:style-name="gr2" draw:text-style-name="P11" svg:width="1.7913in" svg:height="1.0996in" svg:x="0.1508in" svg:y="7.3583in"><text:p text:style-name="P10"><text:span text:style-name="T2"/></text:p><text:p text:style-name="P10"><text:span text:style-name="T3">Scientific</text:span></text:p><text:p text:style-name="P10"><text:span text:style-name="T3">Computing</text:span></text:p><text:p text:style-name="P10"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18" draw:style-name="gr1" draw:text-style-name="P9" svg:width="1.5689in" svg:height="0.9996in" svg:x="2.7173in" svg:y="7.4083in"><text:p text:style-name="P8"><text:span text:style-name="T1">Bindel </text:span></text:p><text:p text:style-name="P8"><text:span text:style-name="T1">Damle</text:span></text:p><text:p text:style-name="P8"><text:span text:style-name="T1">Guid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</text:p>
      <text:p text:style-name="P5"><draw:custom-shape text:anchor-type="paragraph" draw:z-index="7" draw:name="Text Box 8" draw:style-name="gr8" draw:text-style-name="P18" svg:width="1.9098in" svg:height="3.9996in" svg:x="1.9835in" svg:y="3.9717in"><text:p text:style-name="P8"><text:span text:style-name="T1">Agarwal</text:span></text:p><text:p text:style-name="P8"><text:span text:style-name="T1">Alvisi</text:span></text:p><text:p text:style-name="P8"><text:span text:style-name="T1">Birman</text:span></text:p><text:p text:style-name="P8"><text:span text:style-name="T6">Estrin</text:span></text:p><text:p text:style-name="P8"><text:span text:style-name="T1">Foster</text:span></text:p><text:p text:style-name="P8"><text:span text:style-name="T6">Juels </text:span><text:span text:style-name="T1"><text:s text:c="3"/></text:span></text:p><text:p text:style-name="P8"><text:span text:style-name="T1">Myers</text:span></text:p><text:p text:style-name="P8"><text:span text:style-name="T6">Ristenpart</text:span></text:p><text:p text:style-name="P8"><text:span text:style-name="T1">Schneider</text:span></text:p><text:p text:style-name="P8"><text:span text:style-name="T6">Shmatikov</text:span></text:p><text:p text:style-name="P8"><text:span text:style-name="T1">Singh</text:span></text:p><text:p text:style-name="P8"><text:span text:style-name="T1">van Renesse</text:span></text:p><text:p text:style-name="P8"><text:span text:style-name="T1">Weatherspo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6" draw:style-name="gr8" draw:text-style-name="P19" svg:width="1.7169in" svg:height="1.4996in" svg:x="-0.1075in" svg:y="3.95in"><text:p text:style-name="P10"><text:span text:style-name="T2"/></text:p><text:p text:style-name="P10"><text:span text:style-name="T3">Systems</text:span></text:p><text:p text:style-name="P10"><text:span text:style-name="T3">&amp;</text:span></text:p><text:p text:style-name="P10"><text:span text:style-name="T3">Networks</text:span></text:p><text:p text:style-name="P10"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5" draw:style-name="gr9" draw:text-style-name="P20" svg:width="2.7362in" svg:height="1.5996in" svg:x="1.9917in" svg:y="8.2425in"><text:p text:style-name="P8"><text:span text:style-name="T1">Chattopadhyay</text:span></text:p><text:p text:style-name="P8"><text:span text:style-name="T1">J. Kleinberg</text:span></text:p><text:p text:style-name="P8"><text:span text:style-name="T1">R. Kleinberg</text:span></text:p><text:p text:style-name="P8"><text:span text:style-name="T1">Stephens-Davidowitz</text:span></text:p><text:p text:style-name="P8"><text:span text:style-name="T1">Tard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7" draw:style-name="gr9" draw:text-style-name="P20" svg:width="1.9087in" svg:height="1.5106in" svg:x="-0.1161in" svg:y="8.2508in"><text:p text:style-name="P8"><text:span text:style-name="T8"/></text:p><text:p text:style-name="P8"><text:span text:style-name="T10"><text:s text:c="2"/></text:span><text:span text:style-name="T3">Theory</text:span></text:p><text:p text:style-name="P8"><text:span text:style-name="T3"><text:s text:c="5"/></text:span><text:span text:style-name="T3">&amp;</text:span></text:p><text:p text:style-name="P8"><text:span text:style-name="T3">Algorithms</text:span></text:p><text:p text:style-name="P8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4" draw:style-name="gr10" draw:text-style-name="P21" svg:width="1.6524in" svg:height="0.9996in" svg:x="-0.1772in" svg:y="1.3917in"><text:p text:style-name="P10"><text:span text:style-name="T3">Machine</text:span></text:p><text:p text:style-name="P10"><text:span text:style-name="T3">Learning</text:span></text:p><text:p text:style-name="P10"><text:span text:style-name="T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2" draw:style-name="gr10" draw:text-style-name="P22" svg:width="1.737in" svg:height="2.4996in" svg:x="2.0173in" svg:y="1.3752in"><text:p text:style-name="P8"><text:span text:style-name="T1">De Sa</text:span></text:p><text:p text:style-name="P8"><text:span text:style-name="T1">Dean</text:span></text:p><text:p text:style-name="P8"><text:span text:style-name="T6">Kuleshov</text:span></text:p><text:p text:style-name="P8"><text:span text:style-name="T1">Joachims</text:span></text:p><text:p text:style-name="P8"><text:span text:style-name="T6">Pierson</text:span></text:p><text:p text:style-name="P8"><text:span text:style-name="T1">Sridharan</text:span></text:p><text:p text:style-name="P8"><text:span text:style-name="T1">Sun</text:span></text:p><text:p text:style-name="P8"><text:span text:style-name="T1">Weinberg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1" draw:style-name="gr11" draw:text-style-name="P23" svg:width="1.5776in" svg:height="1.5996in" svg:x="2.0339in" svg:y="-0.35in"><text:p text:style-name="P8"><text:span text:style-name="T1">Gomes</text:span></text:p><text:p text:style-name="P8"><text:span text:style-name="T1">Halpern</text:span></text:p><text:p text:style-name="P8"><text:span text:style-name="T1">Hirsh</text:span></text:p><text:p text:style-name="P8"><text:span text:style-name="T1">Selman</text:span></text:p><text:p text:style-name="P8"><text:span text:style-name="T1">Elli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3" draw:style-name="gr11" draw:text-style-name="P24" svg:width="1.7413in" svg:height="0.4996in" svg:x="-0.2327in" svg:y="-0.3083in"><text:p text:style-name="P10"><text:span text:style-name="T3">A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3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22:15:35.226000000</meta:creation-date>
    <dc:date>2023-05-06T10:35:49.709000000</dc:date>
    <meta:editing-duration>PT1H27M36S</meta:editing-duration>
    <meta:editing-cycles>8</meta:editing-cycles>
    <meta:generator>LibreOffice/7.4.4.2$Windows_X86_64 LibreOffice_project/85569322deea74ec9134968a29af2df5663baa21</meta:generator>
    <meta:document-statistic meta:table-count="0" meta:image-count="0" meta:object-count="0" meta:page-count="5" meta:paragraph-count="121" meta:word-count="334" meta:character-count="2107" meta:non-whitespace-character-count="1892"/>
  </office:meta>
</office:document-meta>
</file>